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d59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011b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01fd55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3" table:default-cell-style-name="ce7"/>
        <table:table-column table:style-name="co1" table:default-cell-style-name="ce16"/>
        <table:table-column table:style-name="co1" table:number-columns-repeated="11" table:default-cell-style-name="ce7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6" table:number-rows-spanned="1">
            <text:p>Countdown</text:p>
          </table:table-cell>
          <table:covered-table-cell table:number-columns-repeated="15" table:style-name="ce1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esent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ext</text:p>
          </table:table-cell>
          <table:covered-table-cell table:number-columns-repeated="3" table:style-name="ce1"/>
          <table:table-cell table:style-name="ce1" office:value-type="string" calcext:value-type="string" table:number-columns-spanned="8" table:number-rows-spanned="1">
            <text:p>Gate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7"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table:style-name="ce7"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0</text:p>
          </table:table-cell>
          <table:table-cell office:value-type="string" calcext:value-type="string">
            <text:p>K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number-columns-repeated="8"/>
          <table:table-cell table:number-columns-repeated="2" table:style-name="Default" office:value-type="string" calcext:value-type="string">
            <text:p>Q2’Q1’Q0’</text:p>
          </table:table-cell>
          <table:table-cell table:number-columns-repeated="2" table:style-name="Default" office:value-type="string" calcext:value-type="string">
            <text:p>Q1’Q0’</text:p>
          </table:table-cell>
          <table:table-cell table:number-columns-repeated="2" table:style-name="Default" office:value-type="string" calcext:value-type="string">
            <text:p>Q0’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fpAdd FSM" table:style-name="ta1">
        <table:table-column table:style-name="co1" table:number-columns-repeated="17" table:default-cell-style-name="Default"/>
        <table:table-column table:style-name="co1" table:number-columns-repeated="3" table:default-cell-style-name="ce15"/>
        <table:table-column table:style-name="co1" table:default-cell-style-name="Default"/>
        <table:table-column table:style-name="co1" table:number-columns-repeated="3" table:default-cell-style-name="ce15"/>
        <table:table-row table:style-name="ro1" table:number-rows-repeated="2"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table:number-columns-spanned="15" table:number-rows-spanned="1"/>
          <table:covered-table-cell table:number-columns-repeated="14" table:style-name="ce1"/>
          <table:table-cell table:style-name="ce13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Present</text:p>
          </table:table-cell>
          <table:covered-table-cell table:number-columns-repeated="2" table:style-name="ce1"/>
          <table:table-cell table:style-name="ce1" office:value-type="string" calcext:value-type="string" table:number-columns-spanned="12" table:number-rows-spanned="1">
            <text:p>Next</text:p>
          </table:table-cell>
          <table:covered-table-cell table:number-columns-repeated="11" table:style-name="ce1"/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/>
          <table:covered-table-cell table:number-columns-repeated="3" table:style-name="ce1"/>
          <table:table-cell table:style-name="ce5" office:value-type="string" calcext:value-type="string" table:number-columns-spanned="3" table:number-rows-spanned="1">
            <text:p>00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01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10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11</text:p>
          </table:table-cell>
          <table:covered-table-cell table:number-columns-repeated="2" table:style-name="ce5"/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0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0</text:p>
          </table:table-cell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>
            <text:p>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5"/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ce6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5"/>
          <table:table-cell table:number-columns-repeated="3"/>
          <table:table-cell table:style-name="ce15"/>
          <table:table-cell table:number-columns-repeated="3"/>
        </table:table-row>
        <table:table-row table:style-name="ro1"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Input 1</text:p>
          </table:table-cell>
          <table:table-cell office:value-type="string" calcext:value-type="string">
            <text:p>TimerZ</text:p>
          </table:table-cell>
          <table:table-cell/>
          <table:table-cell office:value-type="string" calcext:value-type="string">
            <text:p>Q2+Q1Q0’</text:p>
          </table:table-cell>
          <table:table-cell office:value-type="string" calcext:value-type="string">
            <text:p>Q2’Q0+Q1Q0’</text:p>
          </table:table-cell>
          <table:table-cell table:style-name="ce11" office:value-type="string" calcext:value-type="string">
            <text:p>Q0+Q2’Q1’</text:p>
          </table:table-cell>
          <table:table-cell office:value-type="string" calcext:value-type="string">
            <text:p>Q2+Q1Q0’</text:p>
          </table:table-cell>
          <table:table-cell office:value-type="string" calcext:value-type="string">
            <text:p>Q2’Q0+Q1Q0’</text:p>
          </table:table-cell>
          <table:table-cell table:style-name="ce11" office:value-type="string" calcext:value-type="string">
            <text:p>Q2’Q1’+Q2Q1+Q2’Q0</text:p>
          </table:table-cell>
          <table:table-cell office:value-type="string" calcext:value-type="string">
            <text:p>Q2+Q1Q0’</text:p>
          </table:table-cell>
          <table:table-cell office:value-type="string" calcext:value-type="string">
            <text:p>Q2’Q0+Q1Q0’</text:p>
          </table:table-cell>
          <table:table-cell office:value-type="string" calcext:value-type="string">
            <text:p>Q2’Q1’+Q2Q0</text:p>
          </table:table-cell>
          <table:table-cell office:value-type="string" calcext:value-type="string">
            <text:p>Q2+Q1Q0’</text:p>
          </table:table-cell>
          <table:table-cell office:value-type="string" calcext:value-type="string">
            <text:p>Q2’Q0+Q1Q0’</text:p>
          </table:table-cell>
          <table:table-cell office:value-type="string" calcext:value-type="string">
            <text:p>Q2’Q1’+Q2Q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Input 0</text:p>
          </table:table-cell>
          <table:table-cell office:value-type="string" calcext:value-type="string">
            <text:p>MMSB or MZ</text:p>
          </table:table-cell>
          <table:table-cell table:number-columns-repeated="14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2</text:p>
          </table:table-cell>
          <table:table-cell office:value-type="string" calcext:value-type="string">
            <text:p>Q2+Q1Q0’</text:p>
          </table:table-cell>
          <table:table-cell table:number-columns-repeated="11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1</text:p>
          </table:table-cell>
          <table:table-cell office:value-type="string" calcext:value-type="string">
            <text:p>Q2’Q0+Q1Q0’</text:p>
          </table:table-cell>
          <table:table-cell table:number-columns-repeated="5"/>
          <table:table-cell table:style-name="ce1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0</text:p>
          </table:table-cell>
          <table:table-cell office:value-type="string" calcext:value-type="string">
            <text:p>in1in0(Q2’Q1’+Q2Q1)+in1’in0(Q2’Q1’+Q2Q1+Q2’Q0)+in1’in0’(Q0+Q2’Q1’)+in1in0’(Q2’Q1’+Q2Q0)</text:p>
          </table:table-cell>
          <table:table-cell table:number-columns-repeated="5"/>
          <table:table-cell table:style-name="ce13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=in0q2q1+IN1’Q2’Q0+Q2’Q1’+in0’Q2Q0+in1’in0’Q0</text:p>
          </table:table-cell>
          <table:table-cell table:number-columns-repeated="11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=in0q2q1+IN1’Q2’Q0+Q2’Q1’+in0’Q0(in1’+Q2)</text:p>
          </table:table-cell>
          <table:table-cell table:number-columns-repeated="11"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  <table:database-ranges>
        <table:database-range table:name="__Anonymous_Sheet_DB__1" table:target-range-address="'fpAdd FSM'.B6:'fpAdd FSM'.D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20:55:49.071873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5.4$Linux_X86_64 LibreOffice_project/1681200a96e5ffa1bee996c23ec760042f91abfa</meta:generator>
    <dc:date>2024-02-08T21:41:47.959778324</dc:date>
    <meta:editing-duration>PT5H30M54S</meta:editing-duration>
    <meta:editing-cycles>42</meta:editing-cycles>
    <meta:document-statistic meta:table-count="2" meta:cell-count="457" meta:object-count="0"/>
  </office:meta>
</office:document-meta>
</file>